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82cm"/>
    </style:style>
    <style:style style:name="gr9" style:family="graphic" style:parent-style-name="standard">
      <style:graphic-properties draw:stroke="dash" draw:stroke-dash="Ultrafine_20_Dashed" svg:stroke-width="0.051cm" draw:marker-start="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cm" fo:margin-bottom="0.2cm" fo:line-height="100%" fo:text-indent="0cm"/>
      <style:text-properties fo:color="#000000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57cm" svg:y="3.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7cm" svg:y="4.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17cm" svg:y="6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47cm" svg:y="7.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77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07cm" svg:y="10.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5cm" svg:height="1.07cm" svg:x="3.535cm" svg:y="3.74cm">
          <draw:text-box>
            <text:p text:style-name="P2"><text:span text:style-name="T1">1,B</text:span></text:p>
          </draw:text-box>
        </draw:frame>
        <draw:frame draw:style-name="gr3" draw:text-style-name="P2" draw:layer="layout" svg:width="1.905cm" svg:height="1.07cm" svg:x="2.236cm" svg:y="2.44cm">
          <draw:text-box>
            <text:p text:style-name="P2"><text:span text:style-name="T1">0,A</text:span></text:p>
          </draw:text-box>
        </draw:frame>
        <draw:frame draw:style-name="gr4" draw:text-style-name="P2" draw:layer="layout" svg:width="1.905cm" svg:height="1.07cm" svg:x="4.836cm" svg:y="5.04cm">
          <draw:text-box>
            <text:p text:style-name="P2"><text:span text:style-name="T1">2,C</text:span></text:p>
          </draw:text-box>
        </draw:frame>
        <draw:frame draw:style-name="gr5" draw:text-style-name="P2" draw:layer="layout" svg:width="1.905cm" svg:height="1.07cm" svg:x="6.137cm" svg:y="6.34cm">
          <draw:text-box>
            <text:p text:style-name="P2"><text:span text:style-name="T1">3,D</text:span></text:p>
          </draw:text-box>
        </draw:frame>
        <draw:frame draw:style-name="gr6" draw:text-style-name="P2" draw:layer="layout" svg:width="1.905cm" svg:height="1.07cm" svg:x="7.438cm" svg:y="7.64cm">
          <draw:text-box>
            <text:p text:style-name="P2"><text:span text:style-name="T1">6,G</text:span></text:p>
          </draw:text-box>
        </draw:frame>
        <draw:frame draw:style-name="gr7" draw:text-style-name="P2" draw:layer="layout" svg:width="1.905cm" svg:height="1.07cm" svg:x="8.739cm" svg:y="8.94cm">
          <draw:text-box>
            <text:p text:style-name="P2"><text:span text:style-name="T1">7,P</text:span></text:p>
          </draw:text-box>
        </draw:frame>
        <draw:frame draw:style-name="gr8" draw:text-style-name="P2" draw:layer="layout" svg:width="1.905cm" svg:height="1.07cm" svg:x="10.04cm" svg:y="10.24cm">
          <draw:text-box>
            <text:p text:style-name="P2"><text:span text:style-name="T1">9,H</text:span></text:p>
          </draw:text-box>
        </draw:frame>
        <draw:custom-shape draw:style-name="gr9" draw:text-style-name="P1" draw:layer="layout" svg:width="5.131cm" svg:height="5.131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61cm" svg:height="3.861cm" svg:x="7.47cm" svg:y="7.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30T11:36:47</meta:creation-date>
    <dc:date>2012-03-30T12:26:50</dc:date>
    <meta:editing-duration>PT00H34M33S</meta:editing-duration>
    <meta:editing-cycles>3</meta:editing-cycles>
    <meta:generator>OpenOffice.org/3.2$Unix OpenOffice.org_project/320m19$Build-9505</meta:generator>
    <meta:document-statistic meta:object-count="16"/>
  </office:meta>
</office:document-meta>
</file>